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0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order-bottom="0.74pt solid #000000" fo:background-color="#e2f0d9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0">
      <style:table-cell-properties fo:border-bottom="none" fo:background-color="#c5e0b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0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Percent" style:data-style-name="N11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Distribución por edad y sexo: en 56 casos confirmados no ha sido posible identificar la edad o el sexo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[.B3]+[.C3]" office:value-type="float" office:value="6" calcext:value-type="float">
            <text:p>6</text:p>
          </table:table-cell>
          <table:table-cell table:style-name="ce42" table:formula="of:=[.D3]/[.$D$12]" office:value-type="percentage" office:value="0.00523103748910201" calcext:value-type="percentage">
            <text:p>0,5%</text:p>
          </table:table-cell>
          <table:table-cell table:style-name="ce48" table:formula="of:=[.E3]" office:value-type="percentage" office:value="0.00523103748910201" calcext:value-type="percentage">
            <text:p>1 %</text:p>
          </table:table-cell>
          <table:table-cell table:number-columns-repeated="5"/>
          <table:table-cell table:style-name="ce115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55" calcext:value-type="float">
            <text:p>55</text:p>
          </table:table-cell>
          <table:table-cell table:style-name="ce30" office:value-type="float" office:value="69" calcext:value-type="float">
            <text:p>69</text:p>
          </table:table-cell>
          <table:table-cell table:style-name="ce35" table:formula="of:=[.B4]+[.C4]" office:value-type="float" office:value="124" calcext:value-type="float">
            <text:p>124</text:p>
          </table:table-cell>
          <table:table-cell table:style-name="ce42" table:formula="of:=[.D4]/[.$D$12]" office:value-type="percentage" office:value="0.108108108108108" calcext:value-type="percentage">
            <text:p>10,8%</text:p>
          </table:table-cell>
          <table:table-cell table:style-name="ce49" table:formula="of:=[.F3]+[.E4]" office:value-type="percentage" office:value="0.11333914559721" calcext:value-type="percentage">
            <text:p>11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94" calcext:value-type="float">
            <text:p>94</text:p>
          </table:table-cell>
          <table:table-cell table:style-name="ce30" office:value-type="float" office:value="100" calcext:value-type="float">
            <text:p>100</text:p>
          </table:table-cell>
          <table:table-cell table:style-name="ce35" table:formula="of:=[.B5]+[.C5]" office:value-type="float" office:value="194" calcext:value-type="float">
            <text:p>194</text:p>
          </table:table-cell>
          <table:table-cell table:style-name="ce42" table:formula="of:=[.D5]/[.$D$12]" office:value-type="percentage" office:value="0.169136878814298" calcext:value-type="percentage">
            <text:p>16,9%</text:p>
          </table:table-cell>
          <table:table-cell table:style-name="ce48" table:formula="of:=[.F4]+[.E5]" office:value-type="percentage" office:value="0.282476024411508" calcext:value-type="percentage">
            <text:p>28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75" calcext:value-type="float">
            <text:p>75</text:p>
          </table:table-cell>
          <table:table-cell table:style-name="ce30" office:value-type="float" office:value="73" calcext:value-type="float">
            <text:p>73</text:p>
          </table:table-cell>
          <table:table-cell table:style-name="ce35" table:formula="of:=[.B6]+[.C6]" office:value-type="float" office:value="148" calcext:value-type="float">
            <text:p>148</text:p>
          </table:table-cell>
          <table:table-cell table:style-name="ce42" table:formula="of:=[.D6]/[.$D$12]" office:value-type="percentage" office:value="0.129032258064516" calcext:value-type="percentage">
            <text:p>12,9%</text:p>
          </table:table-cell>
          <table:table-cell table:style-name="ce50" table:formula="of:=[.F5]+[.E6]" office:value-type="percentage" office:value="0.411508282476024" calcext:value-type="percentage">
            <text:p>41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86" calcext:value-type="float">
            <text:p>86</text:p>
          </table:table-cell>
          <table:table-cell table:style-name="ce30" office:value-type="float" office:value="74" calcext:value-type="float">
            <text:p>74</text:p>
          </table:table-cell>
          <table:table-cell table:style-name="ce35" table:formula="of:=[.B7]+[.C7]" office:value-type="float" office:value="160" calcext:value-type="float">
            <text:p>160</text:p>
          </table:table-cell>
          <table:table-cell table:style-name="ce42" table:formula="of:=[.D7]/[.$D$12]" office:value-type="percentage" office:value="0.13949433304272" calcext:value-type="percentage">
            <text:p>13,9%</text:p>
          </table:table-cell>
          <table:table-cell table:style-name="ce50" table:formula="of:=[.F6]+[.E7]" office:value-type="percentage" office:value="0.551002615518745" calcext:value-type="percentage">
            <text:p>55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92" calcext:value-type="float">
            <text:p>92</text:p>
          </table:table-cell>
          <table:table-cell table:style-name="ce30" office:value-type="float" office:value="100" calcext:value-type="float">
            <text:p>100</text:p>
          </table:table-cell>
          <table:table-cell table:style-name="ce35" table:formula="of:=[.B8]+[.C8]" office:value-type="float" office:value="192" calcext:value-type="float">
            <text:p>192</text:p>
          </table:table-cell>
          <table:table-cell table:style-name="ce42" table:formula="of:=[.D8]/[.$D$12]" office:value-type="percentage" office:value="0.167393199651264" calcext:value-type="percentage">
            <text:p>16,7%</text:p>
          </table:table-cell>
          <table:table-cell table:style-name="ce48" table:formula="of:=[.F7]+[.E8]" office:value-type="percentage" office:value="0.718395815170009" calcext:value-type="percentage">
            <text:p>72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72" calcext:value-type="float">
            <text:p>72</text:p>
          </table:table-cell>
          <table:table-cell table:style-name="ce30" office:value-type="float" office:value="84" calcext:value-type="float">
            <text:p>84</text:p>
          </table:table-cell>
          <table:table-cell table:style-name="ce35" table:formula="of:=[.B9]+[.C9]" office:value-type="float" office:value="156" calcext:value-type="float">
            <text:p>156</text:p>
          </table:table-cell>
          <table:table-cell table:style-name="ce42" table:formula="of:=[.D9]/[.$D$12]" office:value-type="percentage" office:value="0.136006974716652" calcext:value-type="percentage">
            <text:p>13,6%</text:p>
          </table:table-cell>
          <table:table-cell table:style-name="ce48" table:formula="of:=[.F8]+[.E9]" office:value-type="percentage" office:value="0.854402789886661" calcext:value-type="percentage">
            <text:p>85 %</text:p>
          </table:table-cell>
          <table:table-cell table:number-columns-repeated="5"/>
          <table:table-cell table:style-name="ce115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40" calcext:value-type="float">
            <text:p>40</text:p>
          </table:table-cell>
          <table:table-cell table:style-name="ce30" office:value-type="float" office:value="23" calcext:value-type="float">
            <text:p>23</text:p>
          </table:table-cell>
          <table:table-cell table:style-name="ce35" table:formula="of:=[.B10]+[.C10]" office:value-type="float" office:value="63" calcext:value-type="float">
            <text:p>63</text:p>
          </table:table-cell>
          <table:table-cell table:style-name="ce42" table:formula="of:=[.D10]/[.$D$12]" office:value-type="percentage" office:value="0.0549258936355711" calcext:value-type="percentage">
            <text:p>5,5%</text:p>
          </table:table-cell>
          <table:table-cell table:style-name="ce48" table:formula="of:=[.F9]+[.E10]" office:value-type="percentage" office:value="0.909328683522232" calcext:value-type="percentage">
            <text:p>91 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37" calcext:value-type="float">
            <text:p>37</text:p>
          </table:table-cell>
          <table:table-cell table:style-name="ce30" office:value-type="float" office:value="67" calcext:value-type="float">
            <text:p>67</text:p>
          </table:table-cell>
          <table:table-cell table:style-name="ce35" table:formula="of:=[.B11]+[.C11]" office:value-type="float" office:value="104" calcext:value-type="float">
            <text:p>104</text:p>
          </table:table-cell>
          <table:table-cell table:style-name="ce43" table:formula="of:=[.D11]/[.$D$12]" office:value-type="percentage" office:value="0.0906713164777681" calcext:value-type="percentage">
            <text:p>9,1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555" calcext:value-type="float">
            <text:p>555</text:p>
          </table:table-cell>
          <table:table-cell table:style-name="ce21" table:formula="of:=SUM([.C3:.C11])" office:value-type="float" office:value="592" calcext:value-type="float">
            <text:p>592</text:p>
          </table:table-cell>
          <table:table-cell table:style-name="ce36" table:formula="of:=SUM([.D3:.D11])" office:value-type="float" office:value="1147" calcext:value-type="float">
            <text:p>1.147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22" table:formula="of:=[.B12]/[.D12]" office:value-type="percentage" office:value="0.483870967741936" calcext:value-type="percentage">
            <text:p>48 %</text:p>
          </table:table-cell>
          <table:table-cell table:style-name="ce22" table:formula="of:=[.C12]/[.D12]" office:value-type="percentage" office:value="0.516129032258065" calcext:value-type="percentage">
            <text:p>52 %</text:p>
          </table:table-cell>
          <table:table-cell table:style-name="ce37"/>
          <table:table-cell table:number-columns-repeated="8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7"/>
        </table:table-row>
        <table:table-row table:style-name="ro1">
          <table:table-cell table:style-name="ce6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Distribución por provincias: en 7 casos confirmads no ha sido posible identificar la provincia de procedencia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70" office:value-type="string" calcext:value-type="string" table:number-columns-spanned="3" table:number-rows-spanned="1">
            <text:p>LETALIDAD</text:p>
          </table:table-cell>
          <table:covered-table-cell table:style-name="ce90"/>
          <table:covered-table-cell table:style-name="ce109"/>
          <table:table-cell table:number-columns-repeated="3"/>
        </table:table-row>
        <table:table-row table:style-name="ro2">
          <table:table-cell table:style-name="ce8" office:value-type="float" office:value="250" calcext:value-type="float">
            <text:p>250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803" calcext:value-type="float">
            <text:p>803</text:p>
          </table:table-cell>
          <table:table-cell table:style-name="ce38" office:value-type="float" office:value="7" calcext:value-type="float">
            <text:p>7</text:p>
          </table:table-cell>
          <table:table-cell table:style-name="ce45" table:formula="of:=SUM([.A18:.D18])" office:value-type="float" office:value="1203" calcext:value-type="float">
            <text:p>1.203</text:p>
          </table:table-cell>
          <table:table-cell/>
          <table:table-cell table:style-name="ce71" office:value-type="percentage" office:value="0.033" calcext:value-type="percentage" table:number-columns-spanned="3" table:number-rows-spanned="1">
            <text:p>3,30 %</text:p>
          </table:table-cell>
          <table:covered-table-cell table:style-name="ce91"/>
          <table:covered-table-cell table:style-name="ce110"/>
          <table:table-cell table:number-columns-repeated="3"/>
        </table:table-row>
        <table:table-row table:style-name="ro2">
          <table:table-cell table:style-name="ce9" table:formula="of:=[.A18]/[.$E$18]" office:value-type="percentage" office:value="0.207813798836243" calcext:value-type="percentage">
            <text:p>20,8%</text:p>
          </table:table-cell>
          <table:table-cell table:style-name="ce9" table:formula="of:=[.B18]/[.$E$18]" office:value-type="percentage" office:value="0.118869492934331" calcext:value-type="percentage">
            <text:p>11,9%</text:p>
          </table:table-cell>
          <table:table-cell table:style-name="ce9" table:formula="of:=[.C18]/[.$E$18]" office:value-type="percentage" office:value="0.667497921862012" calcext:value-type="percentage">
            <text:p>66,7%</text:p>
          </table:table-cell>
          <table:table-cell table:style-name="ce9" table:formula="of:=[.D18]/[.$E$18]" office:value-type="percentage" office:value="0.0058187863674148" calcext:value-type="percentage">
            <text:p>0,6%</text:p>
          </table:table-cell>
          <table:table-cell table:style-name="ce24"/>
          <table:table-cell table:number-columns-repeated="7"/>
        </table:table-row>
        <table:table-row table:style-name="ro2">
          <table:table-cell table:number-columns-repeated="6"/>
          <table:table-cell table:style-name="ce70" office:value-type="string" calcext:value-type="string" table:number-columns-spanned="3" table:number-rows-spanned="1">
            <text:p>MORTALIDAD/10.000</text:p>
          </table:table-cell>
          <table:covered-table-cell table:style-name="ce90"/>
          <table:covered-table-cell table:style-name="ce109"/>
          <table:table-cell table:number-columns-repeated="3"/>
        </table:table-row>
        <table:table-row table:style-name="ro2">
          <table:table-cell table:style-name="ce10" office:value-type="string" calcext:value-type="string">
            <text:p>Distribución por síntomas: en 21 casos confirmados no ha sido posible identificar la existencia o no de sintomatología</text:p>
          </table:table-cell>
          <table:table-cell table:number-columns-repeated="5"/>
          <table:table-cell table:style-name="ce72" office:value-type="float" office:value="12" calcext:value-type="float" table:number-columns-spanned="3" table:number-rows-spanned="1">
            <text:p>12,00</text:p>
          </table:table-cell>
          <table:covered-table-cell table:style-name="ce92"/>
          <table:covered-table-cell table:style-name="ce111"/>
          <table:table-cell table:number-columns-repeated="3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665" calcext:value-type="float">
            <text:p>665</text:p>
          </table:table-cell>
          <table:table-cell table:style-name="ce31" table:formula="of:=[.B22]/[.E18]" office:value-type="percentage" office:value="0.552784704904406" calcext:value-type="percentage">
            <text:p>55 %</text:p>
          </table:table-cell>
          <table:table-cell table:number-columns-repeated="9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517" calcext:value-type="float">
            <text:p>517</text:p>
          </table:table-cell>
          <table:table-cell table:style-name="ce32" table:formula="of:=[.B23]/[.E18]" office:value-type="percentage" office:value="0.42975893599335" calcext:value-type="percentage">
            <text:p>43 %</text:p>
          </table:table-cell>
          <table:table-cell table:number-columns-repeated="9"/>
        </table:table-row>
        <table:table-row table:style-name="ro3" table:number-rows-repeated="2">
          <table:table-cell table:number-columns-repeated="12"/>
        </table:table-row>
        <table:table-row table:style-name="ro2">
          <table:table-cell table:style-name="ce10" office:value-type="string" calcext:value-type="string">
            <text:p>Distribución por Zona Básica de Salud (ZBS): en 55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55 casos confirmado no ha sido posible identificar el sector sanitario.</text:p>
          </table:table-cell>
          <table:table-cell table:number-columns-repeated="6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39" calcext:value-type="float">
            <text:p>39</text:p>
          </table:table-cell>
          <table:table-cell table:style-name="ce33" table:formula="of:=[.B28]/[.$B$122]" office:value-type="percentage" office:value="0.0324189526184539" calcext:value-type="percentage">
            <text:p>3,24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</text:p>
          </table:table-cell>
          <table:table-cell table:style-name="ce73" office:value-type="float" office:value="336" calcext:value-type="float">
            <text:p>336</text:p>
          </table:table-cell>
          <table:table-cell table:style-name="ce93" table:formula="of:=[.G28]/[.$E$18]" office:value-type="percentage" office:value="0.27930174563591" calcext:value-type="percentage">
            <text:p>27,93 %</text:p>
          </table:table-cell>
          <table:table-cell table:style-name="ce112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39" calcext:value-type="float">
            <text:p>39</text:p>
          </table:table-cell>
          <table:table-cell table:style-name="ce33" table:formula="of:=[.B29]/[.$B$122]" office:value-type="percentage" office:value="0.0324189526184539" calcext:value-type="percentage">
            <text:p>3,24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ZARAGOZA III</text:p>
          </table:table-cell>
          <table:table-cell table:style-name="ce74" office:value-type="float" office:value="222" calcext:value-type="float">
            <text:p>222</text:p>
          </table:table-cell>
          <table:table-cell table:style-name="ce94" table:formula="of:=[.G29]/[.$E$18]" office:value-type="percentage" office:value="0.184538653366584" calcext:value-type="percentage">
            <text:p>18,45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37" calcext:value-type="float">
            <text:p>37</text:p>
          </table:table-cell>
          <table:table-cell table:style-name="ce33" table:formula="of:=[.B30]/[.$B$122]" office:value-type="percentage" office:value="0.0307564422277639" calcext:value-type="percentage">
            <text:p>3,08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ZARAGOZA I</text:p>
          </table:table-cell>
          <table:table-cell table:style-name="ce75" office:value-type="float" office:value="172" calcext:value-type="float">
            <text:p>172</text:p>
          </table:table-cell>
          <table:table-cell table:style-name="ce95" table:formula="of:=[.G30]/[.$E$18]" office:value-type="percentage" office:value="0.142975893599335" calcext:value-type="percentage">
            <text:p>14,30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35" calcext:value-type="float">
            <text:p>35</text:p>
          </table:table-cell>
          <table:table-cell table:style-name="ce33" table:formula="of:=[.B31]/[.$B$122]" office:value-type="percentage" office:value="0.029093931837074" calcext:value-type="percentage">
            <text:p>2,91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HUESCA</text:p>
          </table:table-cell>
          <table:table-cell table:style-name="ce76" office:value-type="float" office:value="148" calcext:value-type="float">
            <text:p>148</text:p>
          </table:table-cell>
          <table:table-cell table:style-name="ce96" table:formula="of:=[.G31]/[.$E$18]" office:value-type="percentage" office:value="0.123025768911056" calcext:value-type="percentage">
            <text:p>12,30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34" calcext:value-type="float">
            <text:p>34</text:p>
          </table:table-cell>
          <table:table-cell table:style-name="ce33" table:formula="of:=[.B32]/[.$B$122]" office:value-type="percentage" office:value="0.028262676641729" calcext:value-type="percentage">
            <text:p>2,83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TERUEL</text:p>
          </table:table-cell>
          <table:table-cell table:style-name="ce77" office:value-type="float" office:value="105" calcext:value-type="float">
            <text:p>105</text:p>
          </table:table-cell>
          <table:table-cell table:style-name="ce97" table:formula="of:=[.G32]/[.$E$18]" office:value-type="percentage" office:value="0.0872817955112219" calcext:value-type="percentage">
            <text:p>8,73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33" calcext:value-type="float">
            <text:p>33</text:p>
          </table:table-cell>
          <table:table-cell table:style-name="ce33" table:formula="of:=[.B33]/[.$B$122]" office:value-type="percentage" office:value="0.027431421446384" calcext:value-type="percentage">
            <text:p>2,74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BARBASTRO</text:p>
          </table:table-cell>
          <table:table-cell table:style-name="ce78" office:value-type="float" office:value="96" calcext:value-type="float">
            <text:p>96</text:p>
          </table:table-cell>
          <table:table-cell table:style-name="ce98" table:formula="of:=[.G33]/[.$E$18]" office:value-type="percentage" office:value="0.0798004987531172" calcext:value-type="percentage">
            <text:p>7,98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33" calcext:value-type="float">
            <text:p>33</text:p>
          </table:table-cell>
          <table:table-cell table:style-name="ce33" table:formula="of:=[.B34]/[.$B$122]" office:value-type="percentage" office:value="0.027431421446384" calcext:value-type="percentage">
            <text:p>2,74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ALCAÑIZ</text:p>
          </table:table-cell>
          <table:table-cell table:style-name="ce79" office:value-type="float" office:value="42" calcext:value-type="float">
            <text:p>42</text:p>
          </table:table-cell>
          <table:table-cell table:style-name="ce99" table:formula="of:=[.G34]/[.$E$18]" office:value-type="percentage" office:value="0.0349127182044888" calcext:value-type="percentage">
            <text:p>3,49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29" calcext:value-type="float">
            <text:p>29</text:p>
          </table:table-cell>
          <table:table-cell table:style-name="ce33" table:formula="of:=[.B35]/[.$B$122]" office:value-type="percentage" office:value="0.0241064006650042" calcext:value-type="percentage">
            <text:p>2,41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CALATAYUD</text:p>
          </table:table-cell>
          <table:table-cell table:style-name="ce80" office:value-type="float" office:value="27" calcext:value-type="float">
            <text:p>27</text:p>
          </table:table-cell>
          <table:table-cell table:style-name="ce100" table:formula="of:=[.G35]/[.$E$18]" office:value-type="percentage" office:value="0.0224438902743142" calcext:value-type="percentage">
            <text:p>2,24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29" calcext:value-type="float">
            <text:p>29</text:p>
          </table:table-cell>
          <table:table-cell table:style-name="ce33" table:formula="of:=[.B36]/[.$B$122]" office:value-type="percentage" office:value="0.0241064006650042" calcext:value-type="percentage">
            <text:p>2,41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81" office:value-type="float" office:value="55" calcext:value-type="float">
            <text:p>55</text:p>
          </table:table-cell>
          <table:table-cell table:style-name="ce101" table:formula="of:=[.G36]/[.$E$18]" office:value-type="percentage" office:value="0.0457190357439734" calcext:value-type="percentage">
            <text:p>4,57 %</text:p>
          </table:table-cell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7]/[.$B$122]" office:value-type="percentage" office:value="0.0232751454696592" calcext:value-type="percentage">
            <text:p>2,33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2" table:formula="of:=SUM([.G28:.G36])" office:value-type="float" office:value="1203" calcext:value-type="float">
            <text:p>1.203</text:p>
          </table:table-cell>
          <table:table-cell table:style-name="ce102"/>
          <table:table-cell table:style-name="ce113"/>
          <table:table-cell table:style-name="ce6"/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8]/[.$B$122]" office:value-type="percentage" office:value="0.0232751454696592" calcext:value-type="percentage">
            <text:p>2,33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27" calcext:value-type="float">
            <text:p>27</text:p>
          </table:table-cell>
          <table:table-cell table:style-name="ce33" table:formula="of:=[.B39]/[.$B$122]" office:value-type="percentage" office:value="0.0224438902743142" calcext:value-type="percentage">
            <text:p>2,24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40]/[.$B$122]" office:value-type="percentage" office:value="0.0216126350789692" calcext:value-type="percentage">
            <text:p>2,16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14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41]/[.$B$122]" office:value-type="percentage" office:value="0.0207813798836243" calcext:value-type="percentage">
            <text:p>2,08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9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42]/[.$B$122]" office:value-type="percentage" office:value="0.0199501246882793" calcext:value-type="percentage">
            <text:p>2,00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9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43]/[.$B$122]" office:value-type="percentage" office:value="0.0191188694929343" calcext:value-type="percentage">
            <text:p>1,91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44]/[.$B$122]" office:value-type="percentage" office:value="0.0191188694929343" calcext:value-type="percentage">
            <text:p>1,91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3" office:value-type="float" office:value="598" calcext:value-type="float">
            <text:p>598</text:p>
          </table:table-cell>
          <table:table-cell table:style-name="ce103" table:formula="of:=[.G44]/[.$B$122]" office:value-type="percentage" office:value="0.497090606816293" calcext:value-type="percentage">
            <text:p>49,71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45]/[.$B$122]" office:value-type="percentage" office:value="0.0191188694929343" calcext:value-type="percentage">
            <text:p>1,91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Huesca</text:p>
          </table:table-cell>
          <table:table-cell table:style-name="ce84" office:value-type="float" office:value="85" calcext:value-type="float">
            <text:p>85</text:p>
          </table:table-cell>
          <table:table-cell table:style-name="ce104" table:formula="of:=[.G45]/[.$B$122]" office:value-type="percentage" office:value="0.0706566916043225" calcext:value-type="percentage">
            <text:p>7,0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6]/[.$B$122]" office:value-type="percentage" office:value="0.0182876142975894" calcext:value-type="percentage">
            <text:p>1,83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Teruel</text:p>
          </table:table-cell>
          <table:table-cell table:style-name="ce85" office:value-type="float" office:value="65" calcext:value-type="float">
            <text:p>65</text:p>
          </table:table-cell>
          <table:table-cell table:style-name="ce105" table:formula="of:=[.G46]/[.$B$122]" office:value-type="percentage" office:value="0.0540315876974231" calcext:value-type="percentage">
            <text:p>5,40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7]/[.$B$122]" office:value-type="percentage" office:value="0.0174563591022444" calcext:value-type="percentage">
            <text:p>1,75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Barbastro</text:p>
          </table:table-cell>
          <table:table-cell table:style-name="ce84" office:value-type="float" office:value="36" calcext:value-type="float">
            <text:p>36</text:p>
          </table:table-cell>
          <table:table-cell table:style-name="ce104" table:formula="of:=[.G47]/[.$B$122]" office:value-type="percentage" office:value="0.0299251870324189" calcext:value-type="percentage">
            <text:p>2,99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8]/[.$B$122]" office:value-type="percentage" office:value="0.0174563591022444" calcext:value-type="percentage">
            <text:p>1,75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Jaca</text:p>
          </table:table-cell>
          <table:table-cell table:style-name="ce85" office:value-type="float" office:value="27" calcext:value-type="float">
            <text:p>27</text:p>
          </table:table-cell>
          <table:table-cell table:style-name="ce105" table:formula="of:=[.G48]/[.$B$122]" office:value-type="percentage" office:value="0.0224438902743142" calcext:value-type="percentage">
            <text:p>2,24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9]/[.$B$122]" office:value-type="percentage" office:value="0.0141313383208645" calcext:value-type="percentage">
            <text:p>1,41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Fraga</text:p>
          </table:table-cell>
          <table:table-cell table:style-name="ce84" office:value-type="float" office:value="20" calcext:value-type="float">
            <text:p>20</text:p>
          </table:table-cell>
          <table:table-cell table:style-name="ce104" table:formula="of:=[.G49]/[.$B$122]" office:value-type="percentage" office:value="0.0166251039068994" calcext:value-type="percentage">
            <text:p>1,66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0]/[.$B$122]" office:value-type="percentage" office:value="0.0141313383208645" calcext:value-type="percentage">
            <text:p>1,41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Calatayud</text:p>
          </table:table-cell>
          <table:table-cell table:style-name="ce85" office:value-type="float" office:value="12" calcext:value-type="float">
            <text:p>12</text:p>
          </table:table-cell>
          <table:table-cell table:style-name="ce105" table:formula="of:=[.G50]/[.$B$122]" office:value-type="percentage" office:value="0.00997506234413965" calcext:value-type="percentage">
            <text:p>1,00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1]/[.$B$122]" office:value-type="percentage" office:value="0.0141313383208645" calcext:value-type="percentage">
            <text:p>1,41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Monzón</text:p>
          </table:table-cell>
          <table:table-cell table:style-name="ce84" office:value-type="float" office:value="11" calcext:value-type="float">
            <text:p>11</text:p>
          </table:table-cell>
          <table:table-cell table:style-name="ce104" table:formula="of:=[.G51]/[.$B$122]" office:value-type="percentage" office:value="0.00914380714879468" calcext:value-type="percentage">
            <text:p>0,91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2]/[.$B$122]" office:value-type="percentage" office:value="0.0133000831255195" calcext:value-type="percentage">
            <text:p>1,33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Utebo</text:p>
          </table:table-cell>
          <table:table-cell table:style-name="ce85" office:value-type="float" office:value="10" calcext:value-type="float">
            <text:p>10</text:p>
          </table:table-cell>
          <table:table-cell table:style-name="ce105" table:formula="of:=[.G52]/[.$B$122]" office:value-type="percentage" office:value="0.00831255195344971" calcext:value-type="percentage">
            <text:p>0,83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3]/[.$B$122]" office:value-type="percentage" office:value="0.0133000831255195" calcext:value-type="percentage">
            <text:p>1,33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6" office:value-type="string" calcext:value-type="string">
            <text:p>Alcañiz</text:p>
          </table:table-cell>
          <table:table-cell table:style-name="ce86" office:value-type="float" office:value="8" calcext:value-type="float">
            <text:p>8</text:p>
          </table:table-cell>
          <table:table-cell table:style-name="ce106" table:formula="of:=[.G53]/[.$B$122]" office:value-type="percentage" office:value="0.00665004156275977" calcext:value-type="percentage">
            <text:p>0,6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4]/[.$B$122]" office:value-type="percentage" office:value="0.0124688279301746" calcext:value-type="percentage">
            <text:p>1,25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Tarazona</text:p>
          </table:table-cell>
          <table:table-cell table:style-name="ce85" office:value-type="float" office:value="8" calcext:value-type="float">
            <text:p>8</text:p>
          </table:table-cell>
          <table:table-cell table:style-name="ce105" table:formula="of:=[.G54]/[.$B$122]" office:value-type="percentage" office:value="0.00665004156275977" calcext:value-type="percentage">
            <text:p>0,67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5]/[.$B$122]" office:value-type="percentage" office:value="0.0124688279301746" calcext:value-type="percentage">
            <text:p>1,25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6" office:value-type="string" calcext:value-type="string">
            <text:p>Cuarte de Huerva</text:p>
          </table:table-cell>
          <table:table-cell table:style-name="ce86" office:value-type="float" office:value="6" calcext:value-type="float">
            <text:p>6</text:p>
          </table:table-cell>
          <table:table-cell table:style-name="ce106" table:formula="of:=[.G55]/[.$B$122]" office:value-type="percentage" office:value="0.00498753117206983" calcext:value-type="percentage">
            <text:p>0,50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6]/[.$B$122]" office:value-type="percentage" office:value="0.0124688279301746" calcext:value-type="percentage">
            <text:p>1,25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7" office:value-type="string" calcext:value-type="string">
            <text:p>Ejea de los Caballeros</text:p>
          </table:table-cell>
          <table:table-cell table:style-name="ce87" office:value-type="float" office:value="6" calcext:value-type="float">
            <text:p>6</text:p>
          </table:table-cell>
          <table:table-cell table:style-name="ce107" table:formula="of:=[.G56]/[.$B$122]" office:value-type="percentage" office:value="0.00498753117206983" calcext:value-type="percentage">
            <text:p>0,50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7]/[.$B$122]" office:value-type="percentage" office:value="0.0116375727348296" calcext:value-type="percentage">
            <text:p>1,16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8" office:value-type="string" calcext:value-type="string">
            <text:p>TOTAL</text:p>
          </table:table-cell>
          <table:table-cell table:style-name="ce88" table:formula="of:=SUM([.G44:.G56])" office:value-type="float" office:value="892" calcext:value-type="float">
            <text:p>892</text:p>
          </table:table-cell>
          <table:table-cell table:style-name="ce108" table:formula="of:=[.G57]/[.B122]" office:value-type="percentage" office:value="0.741479634247714" calcext:value-type="percentage">
            <text:p>74,15 %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8]/[.$B$122]" office:value-type="percentage" office:value="0.0116375727348296" calcext:value-type="percentage">
            <text:p>1,16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9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9]/[.$B$122]" office:value-type="percentage" office:value="0.0116375727348296" calcext:value-type="percentage">
            <text:p>1,16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9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0]/[.$B$122]" office:value-type="percentage" office:value="0.0108063175394846" calcext:value-type="percentage">
            <text:p>1,08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9" table:number-columns-repeated="3"/>
          <table:table-cell table:number-columns-repeated="4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1]/[.$B$122]" office:value-type="percentage" office:value="0.0108063175394846" calcext:value-type="percentage">
            <text:p>1,08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2]/[.$B$122]" office:value-type="percentage" office:value="0.0108063175394846" calcext:value-type="percentage">
            <text:p>1,08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3]/[.$B$122]" office:value-type="percentage" office:value="0.0108063175394846" calcext:value-type="percentage">
            <text:p>1,08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4]/[.$B$122]" office:value-type="percentage" office:value="0.0108063175394846" calcext:value-type="percentage">
            <text:p>1,08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5]/[.$B$122]" office:value-type="percentage" office:value="0.00997506234413965" calcext:value-type="percentage">
            <text:p>1,00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6]/[.$B$122]" office:value-type="percentage" office:value="0.00997506234413965" calcext:value-type="percentage">
            <text:p>1,00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7]/[.$B$122]" office:value-type="percentage" office:value="0.00914380714879468" calcext:value-type="percentage">
            <text:p>0,91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8]/[.$B$122]" office:value-type="percentage" office:value="0.00914380714879468" calcext:value-type="percentage">
            <text:p>0,91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9]/[.$B$122]" office:value-type="percentage" office:value="0.00914380714879468" calcext:value-type="percentage">
            <text:p>0,91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0]/[.$B$122]" office:value-type="percentage" office:value="0.00914380714879468" calcext:value-type="percentage">
            <text:p>0,91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1]/[.$B$122]" office:value-type="percentage" office:value="0.00914380714879468" calcext:value-type="percentage">
            <text:p>0,91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Calatayud Urbano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2]/[.$B$122]" office:value-type="percentage" office:value="0.00831255195344971" calcext:value-type="percentage">
            <text:p>0,83 %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3]/[.$B$122]" office:value-type="percentage" office:value="0.00831255195344971" calcext:value-type="percentage">
            <text:p>0,83 %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4]/[.$B$122]" office:value-type="percentage" office:value="0.00831255195344971" calcext:value-type="percentage">
            <text:p>0,83 %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/>
          <table:table-cell table:style-name="ce89"/>
          <table:table-cell table:number-columns-repeated="5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5]/[.$B$122]" office:value-type="percentage" office:value="0.00748129675810474" calcext:value-type="percentage">
            <text:p>0,75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6]/[.$B$122]" office:value-type="percentage" office:value="0.00748129675810474" calcext:value-type="percentage">
            <text:p>0,75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Illuec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7]/[.$B$122]" office:value-type="percentage" office:value="0.00748129675810474" calcext:value-type="percentage">
            <text:p>0,75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agón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8]/[.$B$122]" office:value-type="percentage" office:value="0.00665004156275977" calcext:value-type="percentage">
            <text:p>0,67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9]/[.$B$122]" office:value-type="percentage" office:value="0.00665004156275977" calcext:value-type="percentage">
            <text:p>0,67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biñánig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0]/[.$B$122]" office:value-type="percentage" office:value="0.00665004156275977" calcext:value-type="percentage">
            <text:p>0,67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Uteb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1]/[.$B$122]" office:value-type="percentage" office:value="0.00665004156275977" calcext:value-type="percentage">
            <text:p>0,67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2]/[.$B$122]" office:value-type="percentage" office:value="0.0058187863674148" calcext:value-type="percentage">
            <text:p>0,58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3]/[.$B$122]" office:value-type="percentage" office:value="0.0058187863674148" calcext:value-type="percentage">
            <text:p>0,58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4]/[.$B$122]" office:value-type="percentage" office:value="0.0058187863674148" calcext:value-type="percentage">
            <text:p>0,58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Maell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5]/[.$B$122]" office:value-type="percentage" office:value="0.0058187863674148" calcext:value-type="percentage">
            <text:p>0,58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6]/[.$B$122]" office:value-type="percentage" office:value="0.0058187863674148" calcext:value-type="percentage">
            <text:p>0,58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rrión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7]/[.$B$122]" office:value-type="percentage" office:value="0.0058187863674148" calcext:value-type="percentage">
            <text:p>0,58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8]/[.$B$122]" office:value-type="percentage" office:value="0.00498753117206983" calcext:value-type="percentage">
            <text:p>0,50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9]/[.$B$122]" office:value-type="percentage" office:value="0.00498753117206983" calcext:value-type="percentage">
            <text:p>0,50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Épil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90]/[.$B$122]" office:value-type="percentage" office:value="0.00498753117206983" calcext:value-type="percentage">
            <text:p>0,50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riñe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1]/[.$B$122]" office:value-type="percentage" office:value="0.00415627597672486" calcext:value-type="percentage">
            <text:p>0,42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Grañén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2]/[.$B$122]" office:value-type="percentage" office:value="0.00415627597672486" calcext:value-type="percentage">
            <text:p>0,42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3]/[.$B$122]" office:value-type="percentage" office:value="0.00415627597672486" calcext:value-type="percentage">
            <text:p>0,42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4]/[.$B$122]" office:value-type="percentage" office:value="0.00332502078137988" calcext:value-type="percentage">
            <text:p>0,33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Berdún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5]/[.$B$122]" office:value-type="percentage" office:value="0.00332502078137988" calcext:value-type="percentage">
            <text:p>0,33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land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6]/[.$B$122]" office:value-type="percentage" office:value="0.00332502078137988" calcext:value-type="percentage">
            <text:p>0,33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Calatayud Rural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7]/[.$B$122]" office:value-type="percentage" office:value="0.00332502078137988" calcext:value-type="percentage">
            <text:p>0,33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Hech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8]/[.$B$122]" office:value-type="percentage" office:value="0.00332502078137988" calcext:value-type="percentage">
            <text:p>0,33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Sariñen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9]/[.$B$122]" office:value-type="percentage" office:value="0.00332502078137988" calcext:value-type="percentage">
            <text:p>0,33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Tamarite de Liter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0]/[.$B$122]" office:value-type="percentage" office:value="0.00332502078137988" calcext:value-type="percentage">
            <text:p>0,33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alderrobre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1]/[.$B$122]" office:value-type="percentage" office:value="0.00332502078137988" calcext:value-type="percentage">
            <text:p>0,33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2]/[.$B$122]" office:value-type="percentage" office:value="0.00332502078137988" calcext:value-type="percentage">
            <text:p>0,33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illamayo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3]/[.$B$122]" office:value-type="percentage" office:value="0.00332502078137988" calcext:value-type="percentage">
            <text:p>0,33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Daroc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4]/[.$B$122]" office:value-type="percentage" office:value="0.00249376558603491" calcext:value-type="percentage">
            <text:p>0,25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Mora de Rubielos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5]/[.$B$122]" office:value-type="percentage" office:value="0.00249376558603491" calcext:value-type="percentage">
            <text:p>0,25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Ville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6]/[.$B$122]" office:value-type="percentage" office:value="0.00249376558603491" calcext:value-type="percentage">
            <text:p>0,25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biego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7]/[.$B$122]" office:value-type="percentage" office:value="0.00166251039068994" calcext:value-type="percentage">
            <text:p>0,17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lbalate de Cinc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8]/[.$B$122]" office:value-type="percentage" office:value="0.00166251039068994" calcext:value-type="percentage">
            <text:p>0,17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erbegal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9]/[.$B$122]" office:value-type="percentage" office:value="0.00166251039068994" calcext:value-type="percentage">
            <text:p>0,17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iescas-Valle de Te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0]/[.$B$122]" office:value-type="percentage" office:value="0.00166251039068994" calcext:value-type="percentage">
            <text:p>0,17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Cell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1]/[.$B$122]" office:value-type="percentage" office:value="0.00166251039068994" calcext:value-type="percentage">
            <text:p>0,17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equinenz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2]/[.$B$122]" office:value-type="percentage" office:value="0.00166251039068994" calcext:value-type="percentage">
            <text:p>0,17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Monreal del Campo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3]/[.$B$122]" office:value-type="percentage" office:value="0.00166251039068994" calcext:value-type="percentage">
            <text:p>0,17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Santa Eulalia del Campo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4]/[.$B$122]" office:value-type="percentage" office:value="0.00166251039068994" calcext:value-type="percentage">
            <text:p>0,17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Aíns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22]" office:value-type="percentage" office:value="0.000831255195344971" calcext:value-type="percentage">
            <text:p>0,08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22]" office:value-type="percentage" office:value="0.000831255195344971" calcext:value-type="percentage">
            <text:p>0,08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Casp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22]" office:value-type="percentage" office:value="0.000831255195344971" calcext:value-type="percentage">
            <text:p>0,08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Grau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22]" office:value-type="percentage" office:value="0.000831255195344971" calcext:value-type="percentage">
            <text:p>0,08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22]" office:value-type="percentage" office:value="0.000831255195344971" calcext:value-type="percentage">
            <text:p>0,08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Villarroya de la Sier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0]/[.$B$122]" office:value-type="percentage" office:value="0.000831255195344971" calcext:value-type="percentage">
            <text:p>0,08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55" calcext:value-type="float">
            <text:p>55</text:p>
          </table:table-cell>
          <table:table-cell table:style-name="ce34" table:formula="of:=[.B121]/[.$B$122]" office:value-type="percentage" office:value="0.0457190357439734" calcext:value-type="percentage">
            <text:p>4,57 %</text:p>
          </table:table-cell>
          <table:table-cell table:style-name="ce40"/>
          <table:table-cell table:number-columns-repeated="8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21])" office:value-type="float" office:value="1203" calcext:value-type="float">
            <text:p>1.203</text:p>
          </table:table-cell>
          <table:table-cell table:number-columns-repeated="10"/>
        </table:table-row>
        <table:table-row table:style-name="ro3" table:number-rows-repeated="1048453">
          <table:table-cell table:number-columns-repeated="12"/>
        </table:table-row>
        <table:table-row table:style-name="ro3">
          <table:table-cell table:number-columns-repeated="12"/>
        </table:table-row>
        <table:named-expressions>
          <table:named-range table:name="_xlnm._FilterDatabase" table:base-cell-address="$'20201022'.$A$1" table:cell-range-address="$'20201022'.$F$43:.$H$56"/>
        </table:named-expressions>
      </table:table>
      <table:named-expressions/>
      <table:database-ranges>
        <table:database-range table:name="__Anonymous_Sheet_DB__0" table:target-range-address="'20201022'.F43:'20201022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2" style:display-name="PageStyle_202010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3T16:01:52</dc:date>
    <meta:generator>LibreOffice/6.0.7.3$Linux_X86_64 LibreOffice_project/00m0$Build-3</meta:generator>
    <meta:document-statistic meta:table-count="1" meta:cell-count="55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